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0.43mm"/>
    </style:style>
    <style:style style:name="co2" style:family="table-column">
      <style:table-column-properties fo:break-before="auto" style:column-width="48.75mm"/>
    </style:style>
    <style:style style:name="co3" style:family="table-column">
      <style:table-column-properties fo:break-before="auto" style:column-width="60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1.56mm"/>
    </style:style>
    <style:style style:name="co7" style:family="table-column">
      <style:table-column-properties fo:break-before="auto" style:column-width="66.8mm"/>
    </style:style>
    <style:style style:name="co8" style:family="table-column">
      <style:table-column-properties fo:break-before="auto" style:column-width="65.74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67.98mm"/>
    </style:style>
    <style:style style:name="co11" style:family="table-column">
      <style:table-column-properties fo:break-before="auto" style:column-width="11.73mm"/>
    </style:style>
    <style:style style:name="co12" style:family="table-column">
      <style:table-column-properties fo:break-before="auto" style:column-width="63.62mm"/>
    </style:style>
    <style:style style:name="co13" style:family="table-column">
      <style:table-column-properties fo:break-before="auto" style:column-width="50.68mm"/>
    </style:style>
    <style:style style:name="co14" style:family="table-column">
      <style:table-column-properties fo:break-before="auto" style:column-width="37.55mm"/>
    </style:style>
    <style:style style:name="co15" style:family="table-column">
      <style:table-column-properties fo:break-before="auto" style:column-width="142.31mm"/>
    </style:style>
    <style:style style:name="co16" style:family="table-column">
      <style:table-column-properties fo:break-before="auto" style:column-width="48.1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50.27mm"/>
    </style:style>
    <style:style style:name="co19" style:family="table-column">
      <style:table-column-properties fo:break-before="auto" style:column-width="52.6mm"/>
    </style:style>
    <style:style style:name="co20" style:family="table-column">
      <style:table-column-properties fo:break-before="auto" style:column-width="43.64mm"/>
    </style:style>
    <style:style style:name="co21" style:family="table-column">
      <style:table-column-properties fo:break-before="auto" style:column-width="60.62mm"/>
    </style:style>
    <style:style style:name="co22" style:family="table-column">
      <style:table-column-properties fo:break-before="auto" style:column-width="48.44mm"/>
    </style:style>
    <style:style style:name="co23" style:family="table-column">
      <style:table-column-properties fo:break-before="auto" style:column-width="50.36mm"/>
    </style:style>
    <style:style style:name="co24" style:family="table-column">
      <style:table-column-properties fo:break-before="auto" style:column-width="64.77mm"/>
    </style:style>
    <style:style style:name="co25" style:family="table-column">
      <style:table-column-properties fo:break-before="auto" style:column-width="39.83mm"/>
    </style:style>
    <style:style style:name="co26" style:family="table-column">
      <style:table-column-properties fo:break-before="auto" style:column-width="70.26mm"/>
    </style:style>
    <style:style style:name="co27" style:family="table-column">
      <style:table-column-properties fo:break-before="auto" style:column-width="5.73mm"/>
    </style:style>
    <style:style style:name="co28" style:family="table-column">
      <style:table-column-properties fo:break-before="auto" style:column-width="59.88mm"/>
    </style:style>
    <style:style style:name="co29" style:family="table-column">
      <style:table-column-properties fo:break-before="auto" style:column-width="31.22mm"/>
    </style:style>
    <style:style style:name="co30" style:family="table-column">
      <style:table-column-properties fo:break-before="auto" style:column-width="57.31mm"/>
    </style:style>
    <style:style style:name="co31" style:family="table-column">
      <style:table-column-properties fo:break-before="auto" style:column-width="45.56mm"/>
    </style:style>
    <style:style style:name="co32" style:family="table-column">
      <style:table-column-properties fo:break-before="auto" style:column-width="47.48mm"/>
    </style:style>
    <style:style style:name="co33" style:family="table-column">
      <style:table-column-properties fo:break-before="auto" style:column-width="52.93mm"/>
    </style:style>
    <style:style style:name="co34" style:family="table-column">
      <style:table-column-properties fo:break-before="auto" style:column-width="54.86mm"/>
    </style:style>
    <style:style style:name="co35" style:family="table-column">
      <style:table-column-properties fo:break-before="auto" style:column-width="19.19mm"/>
    </style:style>
    <style:style style:name="co36" style:family="table-column">
      <style:table-column-properties fo:break-before="auto" style:column-width="64.81mm"/>
    </style:style>
    <style:style style:name="co37" style:family="table-column">
      <style:table-column-properties fo:break-before="auto" style:column-width="30.3mm"/>
    </style:style>
    <style:style style:name="co38" style:family="table-column">
      <style:table-column-properties fo:break-before="auto" style:column-width="67.35mm"/>
    </style:style>
    <style:style style:name="co39" style:family="table-column">
      <style:table-column-properties fo:break-before="auto" style:column-width="49.72mm"/>
    </style:style>
    <style:style style:name="co40" style:family="table-column">
      <style:table-column-properties fo:break-before="auto" style:column-width="51.65mm"/>
    </style:style>
    <style:style style:name="co41" style:family="table-column">
      <style:table-column-properties fo:break-before="auto" style:column-width="49.41mm"/>
    </style:style>
    <style:style style:name="co42" style:family="table-column">
      <style:table-column-properties fo:break-before="auto" style:column-width="43mm"/>
    </style:style>
    <style:style style:name="co43" style:family="table-column">
      <style:table-column-properties fo:break-before="auto" style:column-width="44.84mm"/>
    </style:style>
    <style:style style:name="co44" style:family="table-column">
      <style:table-column-properties fo:break-before="auto" style:column-width="47.01mm"/>
    </style:style>
    <style:style style:name="co45" style:family="table-column">
      <style:table-column-properties fo:break-before="auto" style:column-width="3.19mm"/>
    </style:style>
    <style:style style:name="co46" style:family="table-column">
      <style:table-column-properties fo:break-before="auto" style:column-width="26.32mm"/>
    </style:style>
    <style:style style:name="co47" style:family="table-column">
      <style:table-column-properties fo:break-before="auto" style:column-width="43.37mm"/>
    </style:style>
    <style:style style:name="co48" style:family="table-column">
      <style:table-column-properties fo:break-before="auto" style:column-width="3.62mm"/>
    </style:style>
    <style:style style:name="co49" style:family="table-column">
      <style:table-column-properties fo:break-before="auto" style:column-width="41.93mm"/>
    </style:style>
    <style:style style:name="co50" style:family="table-column">
      <style:table-column-properties fo:break-before="auto" style:column-width="44.47mm"/>
    </style:style>
    <style:style style:name="co51" style:family="table-column">
      <style:table-column-properties fo:break-before="auto" style:column-width="39.48mm"/>
    </style:style>
    <style:style style:name="co52" style:family="table-column">
      <style:table-column-properties fo:break-before="auto" style:column-width="24.4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5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reg an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UC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sous-region-U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ceintu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ceintu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pendicul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pendicul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pendicul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pendicul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sgm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-arti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" office:value-type="string" calcext:value-type="string">
            <text:p>anat: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abdomen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c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pelvis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moy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sup .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anat: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post .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-moy .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anat: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ant .</text:p>
          </table:table-cell>
          <table:table-cell table:style-name="Default"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dos-lombair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thorax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lombair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ronc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c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do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do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ant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moy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pos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moy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table:style-name="ce3" office:value-type="string" calcext:value-type="string">
            <text:p>anat:dos-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table:style-name="ce3" office:value-type="string" calcext:value-type="string">
            <text:p>anat:dos-lomb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thorax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lombair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pelvis .</text:p>
          </table:table-cell>
          <table:table-cell table:number-columns-repeated="1017"/>
        </table:table-row>
        <table:table-row table:style-name="ro1"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pelvis-sup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mai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mai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oud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oud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poigne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poigne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pied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pied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gen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genou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hevil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heville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mai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avt-bra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mai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pied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pied .</text:p>
          </table:table-cell>
          <table:table-cell table:number-columns-repeated="1017"/>
        </table:table-row>
        <table:table-row table:style-name="ro1" table:number-rows-repeated="1048355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anat-&gt;(...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cer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thorax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lomb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heville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ronc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-c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horax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pelvi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do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sca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pelv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s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s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inf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inf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bra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bra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avt-bra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avt-bra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ai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ai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uiss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uiss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jamb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jamb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ied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ied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epau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epau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oud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oud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oignet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oignet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hanch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hanch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gen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gen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hevil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hevil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gde-cavi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gde-cavi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de-cavi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cer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thorax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lomb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heville .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cer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thorax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lomb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heville .</text:p>
          </table:table-cell>
          <table:table-cell table:number-columns-repeated="1021"/>
        </table:table-row>
        <table:table-row table:style-name="ro1" table:number-rows-repeated="104828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A-&gt;(...)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anat:Sys-musculo-sq</text:p>
          </table:table-cell>
          <table:table-cell table:style-name="Default" office:value-type="string" calcext:value-type="string">
            <text:p>rdf:type</text:p>
          </table:table-cell>
          <table:table-cell office:value-type="string" calcext:value-type="string">
            <text:p>anat:Sys-support-mvt .</text:p>
          </table:table-cell>
          <table:table-cell table:style-name="ce2"/>
          <table:table-cell table:number-columns-repeated="3"/>
          <table:table-cell table:style-name="ce2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osteo-arti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mscl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osseux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arti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lgm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cervi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lombair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einture-sca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einture-pelv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emb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emb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emb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emb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avt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avt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ai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ai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uiss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uiss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jamb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jamb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pied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pied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epau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epau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ou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ou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poigne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poigne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hanch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hanch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gen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gen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hevil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hevil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-inf 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cer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lomb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heville 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-inf 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cer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lombair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heville 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-inf .</text:p>
          </table:table-cell>
          <table:table-cell table:number-columns-repeated="1021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vite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017" table:default-cell-style-name="ce1"/>
        <table:table-row table:style-name="ro1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rachidienn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orbitair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orbitair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nasa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sinus-sphen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ethm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ethm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sinus-frontal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max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max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eustach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eustach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moy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ex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moy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ex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bucca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1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2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monde-ext-3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monde-ext-3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4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5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6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7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anat:0monde-ext-6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sinus-sphen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sinus-ethm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sinus-ethm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sinus-frontal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sinus-max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sinus-max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 calcext:value-type="string">
            <text:p>anat:R-cavite-orbitair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7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orbitair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7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sinus-sphen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ethm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ethm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sinus-frontal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max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max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1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2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eustach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monde-ext-3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eustach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monde-ext-3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iq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iq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cavite-thoraciq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at:cavite-thoraciq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zSj4b1T1jqm4PrqW5n0jyeK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nWHTn19bi4DHbaC4vm0zeyW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rachidienn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reqCSuy8P1LbuSfqWieS19f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orbitair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vSrOvL1D4X5nmemKXKL9TPv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orbitair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DKPLviyymumOPHLn8zem0nS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fKbObXn0nmOjuSfaCDWHLjS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Ojea8PP59P1fLDm4fmSDKLHz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sphen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Pfuu8rXfSPnWSry4XHyS9PP1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ethm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f8PLv4DCCWPPq4zyqOOLjKP5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ethm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jmeqCWL9TLP51DiCaiLXjaCG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front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ziO1nD8va8rWPj4jyy4fee0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ma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5HfyeCee4bCPfiSLvPTTvCe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ma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qqqS5zKnm0LT55ru0zeOzu0D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eustach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eustach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ex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ex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CGDOrWSTbqu08zOPDSvGrmeS&gt; .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anat:gde-cavite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zqeaG5X59byX5L919eKLnSL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HDumOzuKXzOLHneyWzH9nOv4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L11zu4PnieiuuK195TSjGbCC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DWjyW5HjmeqGS1D4HDGrG91L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DS9D4uquyWTm0XnOrPnCy4z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#anat:cavite-rachidienn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orbitair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TD8rePPT5PD0De4LHKPHjWf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orbitair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meKLr4HLDG5fvqO1PTXLzS95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0by0riiSLnOWDWH5LCK9bqW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aOL9fuWjuOfeye8TbWyeS9Tv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sphen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ziiCSLzKLfay4TraeyDiy0DW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ethm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Pj4rmWXjaG1aCOTbiSPTXX9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ethm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8Xv4r4viumaSaWXf8jeaCWXv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front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DeOv4TnWL1rWD8XbC5H1X5r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ma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G5fi8HW5TrGznKriuqbGryeW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ma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STTXvjKfaCOi89L1jre0nWf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eustach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eustach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ex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ex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Lz8jSrDS9nSHqKD4XvmS9fS5&gt;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aS1riWCyCGHHPDKfaybqaai4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CeuGHTG9T5fWvWraGHumuWHD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SPDaKXqq4fK155vqGruKruSH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 table:number-rows-repeated="1048298">
          <table:table-cell table:number-columns-repeated="1020"/>
        </table:table-row>
        <table:table-row table:style-name="ro2" table:number-rows-repeated="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reg OA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support-art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OA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bdomen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 .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cou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nat:O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cou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-sup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bdomen-inf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-inf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moy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nat:O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sup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nat:O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inf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nat:O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post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nat:O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moy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ant .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et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post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dos-cervi .</text:p>
          </table:table-cell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nat:OA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dos-thorax .</text:p>
          </table:table-cell>
          <table:table-cell/>
          <table:table-cell table:style-name="ce3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dos-lombaire .</text:p>
          </table:table-cell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R-epaul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L-epaul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epaul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epaul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hanch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hanche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inf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inf .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sca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pelv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thorax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lombair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pelvi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thorax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lombaire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pelvi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ou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oigne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gen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hevil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heville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oud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avt-bra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avt-bra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main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genou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jamb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jamb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pied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 OS-ARTI-LGMT" table:style-name="ta1"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nat:Sys-osseu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support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office:value-type="string" calcext:value-type="string">
            <text:p>anat:OS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glissement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office:value-type="string" calcext:value-type="string">
            <text:p>anat:ARTI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organisation-arti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office:value-type="string" calcext:value-type="string">
            <text:p>anat:LGMT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OS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avt-bras .</text:p>
          </table:table-cell>
        </table:table-row>
        <table:table-row table:style-name="ro1">
          <table:table-cell office:value-type="string" calcext:value-type="string">
            <text:p>anat:OS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bras .</text:p>
          </table:table-cell>
        </table:table-row>
        <table:table-row table:style-name="ro1">
          <table:table-cell office:value-type="string" calcext:value-type="string">
            <text:p>anat:OS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avt-bras .</text:p>
          </table:table-cell>
        </table:table-row>
        <table:table-row table:style-name="ro1">
          <table:table-cell office:value-type="string" calcext:value-type="string">
            <text:p>anat:OS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bras .</text:p>
          </table:table-cell>
        </table:table-row>
        <table:table-row table:style-name="ro1">
          <table:table-cell office:value-type="string" calcext:value-type="string">
            <text:p>anat:OS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jambe .</text:p>
          </table:table-cell>
        </table:table-row>
        <table:table-row table:style-name="ro1">
          <table:table-cell office:value-type="string" calcext:value-type="string">
            <text:p>anat:OS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cuisse .</text:p>
          </table:table-cell>
        </table:table-row>
        <table:table-row table:style-name="ro1">
          <table:table-cell office:value-type="string" calcext:value-type="string">
            <text:p>anat:OS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jambe .</text:p>
          </table:table-cell>
        </table:table-row>
        <table:table-row table:style-name="ro1">
          <table:table-cell office:value-type="string" calcext:value-type="string">
            <text:p>anat:OS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cuisse .</text:p>
          </table:table-cell>
        </table:table-row>
        <table:table-row table:style-name="ro1">
          <table:table-cell office:value-type="string" calcext:value-type="string">
            <text:p>anat:OS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abdomen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-cou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</table:table-row>
        <table:table-row table:style-name="ro1">
          <table:table-cell office:value-type="string" calcext:value-type="string">
            <text:p>anat:OS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pelvis-sup .</text:p>
          </table:table-cell>
        </table:table-row>
        <table:table-row table:style-name="ro1">
          <table:table-cell office:value-type="string" calcext:value-type="string">
            <text:p>anat:OS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abdomen-inf .</text:p>
          </table:table-cell>
        </table:table-row>
        <table:table-row table:style-name="ro1">
          <table:table-cell office:value-type="string" calcext:value-type="string">
            <text:p>anat:OS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abdomen-sup .</text:p>
          </table:table-cell>
        </table:table-row>
        <table:table-row table:style-name="ro1">
          <table:table-cell office:value-type="string" calcext:value-type="string">
            <text:p>anat:OS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-inf .</text:p>
          </table:table-cell>
        </table:table-row>
        <table:table-row table:style-name="ro1">
          <table:table-cell office:value-type="string" calcext:value-type="string">
            <text:p>anat:OS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-moy .</text:p>
          </table:table-cell>
        </table:table-row>
        <table:table-row table:style-name="ro1">
          <table:table-cell office:value-type="string" calcext:value-type="string">
            <text:p>anat:OS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-moy .</text:p>
          </table:table-cell>
        </table:table-row>
        <table:table-row table:style-name="ro1">
          <table:table-cell office:value-type="string" calcext:value-type="string">
            <text:p>anat:OS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horax-sup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-inf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-moy .</text:p>
          </table:table-cell>
        </table:table-row>
        <table:table-row table:style-name="ro1">
          <table:table-cell office:value-type="string" calcext:value-type="string">
            <text:p>anat:OS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cou-sup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-post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-moy .</text:p>
          </table:table-cell>
        </table:table-row>
        <table:table-row table:style-name="ro1">
          <table:table-cell office:value-type="string" calcext:value-type="string">
            <text:p>anat:OS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-ant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epaul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epaul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sup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sup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hanch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hanch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inf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inf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tete-post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dos-cervi .</text:p>
          </table:table-cell>
        </table:table-row>
        <table:table-row table:style-name="ro1">
          <table:table-cell office:value-type="string" calcext:value-type="string">
            <text:p>anat:OS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dos-thorax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dos-lombaire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epaule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epaule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sup .</text:p>
          </table:table-cell>
        </table:table-row>
        <table:table-row table:style-name="ro1">
          <table:table-cell office:value-type="string" calcext:value-type="string">
            <text:p>anat:OS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sup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epaule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epaule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sup .</text:p>
          </table:table-cell>
        </table:table-row>
        <table:table-row table:style-name="ro1">
          <table:table-cell office:value-type="string" calcext:value-type="string">
            <text:p>anat:OS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sup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hanche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hanche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inf .</text:p>
          </table:table-cell>
        </table:table-row>
        <table:table-row table:style-name="ro1">
          <table:table-cell office:value-type="string" calcext:value-type="string">
            <text:p>anat:OS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inf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unite-centrale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einture-scap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einture-pelv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membre-sup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membre-sup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membre-inf .</text:p>
          </table:table-cell>
        </table:table-row>
        <table:table-row table:style-name="ro1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membre-inf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ronc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-cou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bdomen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bdomen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-ant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-moy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-post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-sup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-moy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-inf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-sup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-moy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-inf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thorax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bdomen-sup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bdomen-inf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lombaire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elvis-sup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elvis-inf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pelvi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</table:table-row>
        <table:table-row table:style-name="ro1">
          <table:table-cell office:value-type="string" calcext:value-type="string">
            <text:p>anat:OS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thorax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lombaire .</text:p>
          </table:table-cell>
        </table:table-row>
        <table:table-row table:style-name="ro1">
          <table:table-cell office:value-type="string" calcext:value-type="string">
            <text:p>anat:OS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dos-pelvis .</text:p>
          </table:table-cell>
        </table:table-row>
        <table:table-row table:style-name="ro1">
          <table:table-cell office:value-type="string" calcext:value-type="string">
            <text:p>anat:OS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-T .</text:p>
          </table:table-cell>
        </table:table-row>
        <table:table-row table:style-name="ro1">
          <table:table-cell office:value-type="string" calcext:value-type="string">
            <text:p>anat:OS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epaule .</text:p>
          </table:table-cell>
        </table:table-row>
        <table:table-row table:style-name="ro1">
          <table:table-cell office:value-type="string" calcext:value-type="string">
            <text:p>anat:OS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epaule .</text:p>
          </table:table-cell>
        </table:table-row>
        <table:table-row table:style-name="ro1">
          <table:table-cell office:value-type="string" calcext:value-type="string">
            <text:p>anat:OS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</table:table-row>
        <table:table-row table:style-name="ro1">
          <table:table-cell office:value-type="string" calcext:value-type="string">
            <text:p>anat:OS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hanche .</text:p>
          </table:table-cell>
        </table:table-row>
        <table:table-row table:style-name="ro1">
          <table:table-cell office:value-type="string" calcext:value-type="string">
            <text:p>anat:OS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hanche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membre-inf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membre-inf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hanche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hanche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bras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bras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avt-bras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avt-bras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main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main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epaule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epaule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coude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coude .</text:p>
          </table:table-cell>
        </table:table-row>
        <table:table-row table:style-name="ro1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poignet .</text:p>
          </table:table-cell>
        </table:table-row>
        <table:table-row table:style-name="ro1"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poignet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cuisse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cuisse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jambe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jambe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pied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pied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hanche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hanche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genou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genou .</text:p>
          </table:table-cell>
        </table:table-row>
        <table:table-row table:style-name="ro1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cheville .</text:p>
          </table:table-cell>
        </table:table-row>
        <table:table-row table:style-name="ro1"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cheville .</text:p>
          </table:table-cell>
        </table:table-row>
        <table:table-row table:style-name="ro1">
          <table:table-cell office:value-type="string" calcext:value-type="string">
            <text:p>anat:OS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bras .</text:p>
          </table:table-cell>
        </table:table-row>
        <table:table-row table:style-name="ro1">
          <table:table-cell office:value-type="string" calcext:value-type="string">
            <text:p>anat:OS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bras .</text:p>
          </table:table-cell>
        </table:table-row>
        <table:table-row table:style-name="ro1">
          <table:table-cell office:value-type="string" calcext:value-type="string">
            <text:p>anat:OS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bras .</text:p>
          </table:table-cell>
        </table:table-row>
        <table:table-row table:style-name="ro1">
          <table:table-cell office:value-type="string" calcext:value-type="string">
            <text:p>anat:OS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avt-bras .</text:p>
          </table:table-cell>
        </table:table-row>
        <table:table-row table:style-name="ro1">
          <table:table-cell office:value-type="string" calcext:value-type="string">
            <text:p>anat:OS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bras .</text:p>
          </table:table-cell>
        </table:table-row>
        <table:table-row table:style-name="ro1">
          <table:table-cell office:value-type="string" calcext:value-type="string">
            <text:p>anat:OS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avt-bras .</text:p>
          </table:table-cell>
        </table:table-row>
        <table:table-row table:style-name="ro1">
          <table:table-cell office:value-type="string" calcext:value-type="string">
            <text:p>anat:OS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avt-bras .</text:p>
          </table:table-cell>
        </table:table-row>
        <table:table-row table:style-name="ro1">
          <table:table-cell office:value-type="string" calcext:value-type="string">
            <text:p>anat:OS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main .</text:p>
          </table:table-cell>
        </table:table-row>
        <table:table-row table:style-name="ro1">
          <table:table-cell office:value-type="string" calcext:value-type="string">
            <text:p>anat:OS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avt-bras .</text:p>
          </table:table-cell>
        </table:table-row>
        <table:table-row table:style-name="ro1">
          <table:table-cell office:value-type="string" calcext:value-type="string">
            <text:p>anat:OS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main .</text:p>
          </table:table-cell>
        </table:table-row>
        <table:table-row table:style-name="ro1">
          <table:table-cell office:value-type="string" calcext:value-type="string">
            <text:p>anat:OS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cuisse .</text:p>
          </table:table-cell>
        </table:table-row>
        <table:table-row table:style-name="ro1">
          <table:table-cell office:value-type="string" calcext:value-type="string">
            <text:p>anat:OS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pelvis .</text:p>
          </table:table-cell>
        </table:table-row>
        <table:table-row table:style-name="ro1">
          <table:table-cell office:value-type="string" calcext:value-type="string">
            <text:p>anat:OS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cuisse .</text:p>
          </table:table-cell>
        </table:table-row>
        <table:table-row table:style-name="ro1">
          <table:table-cell office:value-type="string" calcext:value-type="string">
            <text:p>anat:OS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cuisse .</text:p>
          </table:table-cell>
        </table:table-row>
        <table:table-row table:style-name="ro1">
          <table:table-cell office:value-type="string" calcext:value-type="string">
            <text:p>anat:OS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jambe .</text:p>
          </table:table-cell>
        </table:table-row>
        <table:table-row table:style-name="ro1">
          <table:table-cell office:value-type="string" calcext:value-type="string">
            <text:p>anat:OS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cuisse .</text:p>
          </table:table-cell>
        </table:table-row>
        <table:table-row table:style-name="ro1">
          <table:table-cell office:value-type="string" calcext:value-type="string">
            <text:p>anat:OS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jambe .</text:p>
          </table:table-cell>
        </table:table-row>
        <table:table-row table:style-name="ro1">
          <table:table-cell office:value-type="string" calcext:value-type="string">
            <text:p>anat:OS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jambe .</text:p>
          </table:table-cell>
        </table:table-row>
        <table:table-row table:style-name="ro1">
          <table:table-cell office:value-type="string" calcext:value-type="string">
            <text:p>anat:OS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pied .</text:p>
          </table:table-cell>
        </table:table-row>
        <table:table-row table:style-name="ro1">
          <table:table-cell office:value-type="string" calcext:value-type="string">
            <text:p>anat:OS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jambe .</text:p>
          </table:table-cell>
        </table:table-row>
        <table:table-row table:style-name="ro1">
          <table:table-cell office:value-type="string" calcext:value-type="string">
            <text:p>anat:OS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pied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ARTI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avt-bras .</text:p>
          </table:table-cell>
        </table:table-row>
        <table:table-row table:style-name="ro1">
          <table:table-cell office:value-type="string" calcext:value-type="string">
            <text:p>anat:ARTI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bras .</text:p>
          </table:table-cell>
        </table:table-row>
        <table:table-row table:style-name="ro1">
          <table:table-cell office:value-type="string" calcext:value-type="string">
            <text:p>anat:ARTI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avt-bras .</text:p>
          </table:table-cell>
        </table:table-row>
        <table:table-row table:style-name="ro1">
          <table:table-cell office:value-type="string" calcext:value-type="string">
            <text:p>anat:ARTI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bras .</text:p>
          </table:table-cell>
        </table:table-row>
        <table:table-row table:style-name="ro1">
          <table:table-cell office:value-type="string" calcext:value-type="string">
            <text:p>anat:ARTI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jambe .</text:p>
          </table:table-cell>
        </table:table-row>
        <table:table-row table:style-name="ro1">
          <table:table-cell office:value-type="string" calcext:value-type="string">
            <text:p>anat:ARTI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cuisse .</text:p>
          </table:table-cell>
        </table:table-row>
        <table:table-row table:style-name="ro1">
          <table:table-cell office:value-type="string" calcext:value-type="string">
            <text:p>anat:ARTI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jambe .</text:p>
          </table:table-cell>
        </table:table-row>
        <table:table-row table:style-name="ro1">
          <table:table-cell office:value-type="string" calcext:value-type="string">
            <text:p>anat:ARTI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cuisse .</text:p>
          </table:table-cell>
        </table:table-row>
        <table:table-row table:style-name="ro1">
          <table:table-cell office:value-type="string" calcext:value-type="string">
            <text:p>anat:ARTI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cou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-sup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-inf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-sup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inf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moy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moy .</text:p>
          </table:table-cell>
        </table:table-row>
        <table:table-row table:style-name="ro1">
          <table:table-cell office:value-type="string" calcext:value-type="string">
            <text:p>anat:ARTI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sup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inf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moy .</text:p>
          </table:table-cell>
        </table:table-row>
        <table:table-row table:style-name="ro1">
          <table:table-cell office:value-type="string" calcext:value-type="string">
            <text:p>anat:ARTI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sup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post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moy .</text:p>
          </table:table-cell>
        </table:table-row>
        <table:table-row table:style-name="ro1">
          <table:table-cell office:value-type="string" calcext:value-type="string">
            <text:p>anat:ARTI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ant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hanch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hanch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inf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inf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post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cervi .</text:p>
          </table:table-cell>
        </table:table-row>
        <table:table-row table:style-name="ro1">
          <table:table-cell office:value-type="string" calcext:value-type="string">
            <text:p>anat:ARTI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thorax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lombaire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</table:table-row>
        <table:table-row table:style-name="ro1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</table:table-row>
        <table:table-row table:style-name="ro1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hanche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hanche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inf .</text:p>
          </table:table-cell>
        </table:table-row>
        <table:table-row table:style-name="ro1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inf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unite-centrale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einture-scap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einture-pelv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embre-sup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embre-sup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embre-inf .</text:p>
          </table:table-cell>
        </table:table-row>
        <table:table-row table:style-name="ro1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embre-inf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ronc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cou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ant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moy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post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sup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moy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inf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sup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moy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inf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thorax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-sup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-inf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lombaire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-sup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-inf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pelvi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thorax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lombaire .</text:p>
          </table:table-cell>
        </table:table-row>
        <table:table-row table:style-name="ro1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pelvis .</text:p>
          </table:table-cell>
        </table:table-row>
        <table:table-row table:style-name="ro1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</table:table-row>
        <table:table-row table:style-name="ro1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epaule .</text:p>
          </table:table-cell>
        </table:table-row>
        <table:table-row table:style-name="ro1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epaule .</text:p>
          </table:table-cell>
        </table:table-row>
        <table:table-row table:style-name="ro1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</table:table-row>
        <table:table-row table:style-name="ro1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hanche .</text:p>
          </table:table-cell>
        </table:table-row>
        <table:table-row table:style-name="ro1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hanche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membre-inf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membre-inf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hanche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hanche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bras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bras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avt-bras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avt-bras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ain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ain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epaule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epaule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oude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oude .</text:p>
          </table:table-cell>
        </table:table-row>
        <table:table-row table:style-name="ro1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poignet .</text:p>
          </table:table-cell>
        </table:table-row>
        <table:table-row table:style-name="ro1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poignet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uisse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uisse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jambe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jambe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pied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pied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hanche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hanche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genou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genou .</text:p>
          </table:table-cell>
        </table:table-row>
        <table:table-row table:style-name="ro1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heville .</text:p>
          </table:table-cell>
        </table:table-row>
        <table:table-row table:style-name="ro1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heville .</text:p>
          </table:table-cell>
        </table:table-row>
        <table:table-row table:style-name="ro1">
          <table:table-cell office:value-type="string" calcext:value-type="string">
            <text:p>anat:ARTI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bras .</text:p>
          </table:table-cell>
        </table:table-row>
        <table:table-row table:style-name="ro1">
          <table:table-cell office:value-type="string" calcext:value-type="string">
            <text:p>anat:ARTI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bras .</text:p>
          </table:table-cell>
        </table:table-row>
        <table:table-row table:style-name="ro1">
          <table:table-cell office:value-type="string" calcext:value-type="string">
            <text:p>anat:ARTI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bras .</text:p>
          </table:table-cell>
        </table:table-row>
        <table:table-row table:style-name="ro1">
          <table:table-cell office:value-type="string" calcext:value-type="string">
            <text:p>anat:ARTI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avt-bras .</text:p>
          </table:table-cell>
        </table:table-row>
        <table:table-row table:style-name="ro1">
          <table:table-cell office:value-type="string" calcext:value-type="string">
            <text:p>anat:ARTI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bras .</text:p>
          </table:table-cell>
        </table:table-row>
        <table:table-row table:style-name="ro1">
          <table:table-cell office:value-type="string" calcext:value-type="string">
            <text:p>anat:ARTI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avt-bras .</text:p>
          </table:table-cell>
        </table:table-row>
        <table:table-row table:style-name="ro1">
          <table:table-cell office:value-type="string" calcext:value-type="string">
            <text:p>anat:ARTI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avt-bras .</text:p>
          </table:table-cell>
        </table:table-row>
        <table:table-row table:style-name="ro1">
          <table:table-cell office:value-type="string" calcext:value-type="string">
            <text:p>anat:ARTI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main .</text:p>
          </table:table-cell>
        </table:table-row>
        <table:table-row table:style-name="ro1">
          <table:table-cell office:value-type="string" calcext:value-type="string">
            <text:p>anat:ARTI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avt-bras .</text:p>
          </table:table-cell>
        </table:table-row>
        <table:table-row table:style-name="ro1">
          <table:table-cell office:value-type="string" calcext:value-type="string">
            <text:p>anat:ARTI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main .</text:p>
          </table:table-cell>
        </table:table-row>
        <table:table-row table:style-name="ro1">
          <table:table-cell office:value-type="string" calcext:value-type="string">
            <text:p>anat:ARTI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cuisse .</text:p>
          </table:table-cell>
        </table:table-row>
        <table:table-row table:style-name="ro1">
          <table:table-cell office:value-type="string" calcext:value-type="string">
            <text:p>anat:ARTI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elvis .</text:p>
          </table:table-cell>
        </table:table-row>
        <table:table-row table:style-name="ro1">
          <table:table-cell office:value-type="string" calcext:value-type="string">
            <text:p>anat:ARTI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cuisse .</text:p>
          </table:table-cell>
        </table:table-row>
        <table:table-row table:style-name="ro1">
          <table:table-cell office:value-type="string" calcext:value-type="string">
            <text:p>anat:ARTI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cuisse .</text:p>
          </table:table-cell>
        </table:table-row>
        <table:table-row table:style-name="ro1">
          <table:table-cell office:value-type="string" calcext:value-type="string">
            <text:p>anat:ARTI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jambe .</text:p>
          </table:table-cell>
        </table:table-row>
        <table:table-row table:style-name="ro1">
          <table:table-cell office:value-type="string" calcext:value-type="string">
            <text:p>anat:ARTI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cuisse .</text:p>
          </table:table-cell>
        </table:table-row>
        <table:table-row table:style-name="ro1">
          <table:table-cell office:value-type="string" calcext:value-type="string">
            <text:p>anat:ARTI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jambe .</text:p>
          </table:table-cell>
        </table:table-row>
        <table:table-row table:style-name="ro1">
          <table:table-cell office:value-type="string" calcext:value-type="string">
            <text:p>anat:ARTI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jambe .</text:p>
          </table:table-cell>
        </table:table-row>
        <table:table-row table:style-name="ro1">
          <table:table-cell office:value-type="string" calcext:value-type="string">
            <text:p>anat:ARTI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pied .</text:p>
          </table:table-cell>
        </table:table-row>
        <table:table-row table:style-name="ro1">
          <table:table-cell office:value-type="string" calcext:value-type="string">
            <text:p>anat:ARTI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jambe .</text:p>
          </table:table-cell>
        </table:table-row>
        <table:table-row table:style-name="ro1">
          <table:table-cell office:value-type="string" calcext:value-type="string">
            <text:p>anat:ARTI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pied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LGMT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avt-bras .</text:p>
          </table:table-cell>
        </table:table-row>
        <table:table-row table:style-name="ro1">
          <table:table-cell office:value-type="string" calcext:value-type="string">
            <text:p>anat:LGMT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bras .</text:p>
          </table:table-cell>
        </table:table-row>
        <table:table-row table:style-name="ro1">
          <table:table-cell office:value-type="string" calcext:value-type="string">
            <text:p>anat:LGMT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avt-bras .</text:p>
          </table:table-cell>
        </table:table-row>
        <table:table-row table:style-name="ro1">
          <table:table-cell office:value-type="string" calcext:value-type="string">
            <text:p>anat:LGMT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bras .</text:p>
          </table:table-cell>
        </table:table-row>
        <table:table-row table:style-name="ro1">
          <table:table-cell office:value-type="string" calcext:value-type="string">
            <text:p>anat:LGMT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jambe .</text:p>
          </table:table-cell>
        </table:table-row>
        <table:table-row table:style-name="ro1">
          <table:table-cell office:value-type="string" calcext:value-type="string">
            <text:p>anat:LGMT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cuisse .</text:p>
          </table:table-cell>
        </table:table-row>
        <table:table-row table:style-name="ro1">
          <table:table-cell office:value-type="string" calcext:value-type="string">
            <text:p>anat:LGMT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jambe .</text:p>
          </table:table-cell>
        </table:table-row>
        <table:table-row table:style-name="ro1">
          <table:table-cell office:value-type="string" calcext:value-type="string">
            <text:p>anat:LGMT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cuisse .</text:p>
          </table:table-cell>
        </table:table-row>
        <table:table-row table:style-name="ro1">
          <table:table-cell office:value-type="string" calcext:value-type="string">
            <text:p>anat:LGMT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cou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-sup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-inf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-sup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inf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moy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moy .</text:p>
          </table:table-cell>
        </table:table-row>
        <table:table-row table:style-name="ro1">
          <table:table-cell office:value-type="string" calcext:value-type="string">
            <text:p>anat:LGMT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sup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inf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moy .</text:p>
          </table:table-cell>
        </table:table-row>
        <table:table-row table:style-name="ro1">
          <table:table-cell office:value-type="string" calcext:value-type="string">
            <text:p>anat:LGMT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sup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post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moy .</text:p>
          </table:table-cell>
        </table:table-row>
        <table:table-row table:style-name="ro1">
          <table:table-cell office:value-type="string" calcext:value-type="string">
            <text:p>anat:LGMT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ant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hanch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hanch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inf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inf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post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cervi .</text:p>
          </table:table-cell>
        </table:table-row>
        <table:table-row table:style-name="ro1">
          <table:table-cell office:value-type="string" calcext:value-type="string">
            <text:p>anat:LGMT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thorax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lombaire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</table:table-row>
        <table:table-row table:style-name="ro1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</table:table-row>
        <table:table-row table:style-name="ro1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hanche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hanche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inf .</text:p>
          </table:table-cell>
        </table:table-row>
        <table:table-row table:style-name="ro1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inf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unite-centrale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einture-scap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einture-pelv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embre-sup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embre-sup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embre-inf .</text:p>
          </table:table-cell>
        </table:table-row>
        <table:table-row table:style-name="ro1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embre-inf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ronc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cou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ant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moy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post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sup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moy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inf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sup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moy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inf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thorax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-sup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-inf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lombaire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-sup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-inf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pelvi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thorax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lombaire .</text:p>
          </table:table-cell>
        </table:table-row>
        <table:table-row table:style-name="ro1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pelvis .</text:p>
          </table:table-cell>
        </table:table-row>
        <table:table-row table:style-name="ro1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</table:table-row>
        <table:table-row table:style-name="ro1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epaule .</text:p>
          </table:table-cell>
        </table:table-row>
        <table:table-row table:style-name="ro1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epaule .</text:p>
          </table:table-cell>
        </table:table-row>
        <table:table-row table:style-name="ro1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</table:table-row>
        <table:table-row table:style-name="ro1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hanche .</text:p>
          </table:table-cell>
        </table:table-row>
        <table:table-row table:style-name="ro1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hanche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membre-inf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membre-inf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hanche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hanche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bras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bras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avt-bras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avt-bras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ain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ain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epaule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epaule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oude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oude .</text:p>
          </table:table-cell>
        </table:table-row>
        <table:table-row table:style-name="ro1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poignet .</text:p>
          </table:table-cell>
        </table:table-row>
        <table:table-row table:style-name="ro1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poignet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uisse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uisse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jambe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jambe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pied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pied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hanche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hanche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genou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genou .</text:p>
          </table:table-cell>
        </table:table-row>
        <table:table-row table:style-name="ro1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heville .</text:p>
          </table:table-cell>
        </table:table-row>
        <table:table-row table:style-name="ro1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heville .</text:p>
          </table:table-cell>
        </table:table-row>
        <table:table-row table:style-name="ro1">
          <table:table-cell office:value-type="string" calcext:value-type="string">
            <text:p>anat:LGMT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bras .</text:p>
          </table:table-cell>
        </table:table-row>
        <table:table-row table:style-name="ro1">
          <table:table-cell office:value-type="string" calcext:value-type="string">
            <text:p>anat:LGMT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bras .</text:p>
          </table:table-cell>
        </table:table-row>
        <table:table-row table:style-name="ro1">
          <table:table-cell office:value-type="string" calcext:value-type="string">
            <text:p>anat:LGMT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bras .</text:p>
          </table:table-cell>
        </table:table-row>
        <table:table-row table:style-name="ro1">
          <table:table-cell office:value-type="string" calcext:value-type="string">
            <text:p>anat:LGMT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avt-bras .</text:p>
          </table:table-cell>
        </table:table-row>
        <table:table-row table:style-name="ro1">
          <table:table-cell office:value-type="string" calcext:value-type="string">
            <text:p>anat:LGMT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bras .</text:p>
          </table:table-cell>
        </table:table-row>
        <table:table-row table:style-name="ro1">
          <table:table-cell office:value-type="string" calcext:value-type="string">
            <text:p>anat:LGMT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avt-bras .</text:p>
          </table:table-cell>
        </table:table-row>
        <table:table-row table:style-name="ro1">
          <table:table-cell office:value-type="string" calcext:value-type="string">
            <text:p>anat:LGMT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avt-bras .</text:p>
          </table:table-cell>
        </table:table-row>
        <table:table-row table:style-name="ro1">
          <table:table-cell office:value-type="string" calcext:value-type="string">
            <text:p>anat:LGMT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main .</text:p>
          </table:table-cell>
        </table:table-row>
        <table:table-row table:style-name="ro1">
          <table:table-cell office:value-type="string" calcext:value-type="string">
            <text:p>anat:LGMT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avt-bras .</text:p>
          </table:table-cell>
        </table:table-row>
        <table:table-row table:style-name="ro1">
          <table:table-cell office:value-type="string" calcext:value-type="string">
            <text:p>anat:LGMT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main .</text:p>
          </table:table-cell>
        </table:table-row>
        <table:table-row table:style-name="ro1">
          <table:table-cell office:value-type="string" calcext:value-type="string">
            <text:p>anat:LGMT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cuisse .</text:p>
          </table:table-cell>
        </table:table-row>
        <table:table-row table:style-name="ro1">
          <table:table-cell office:value-type="string" calcext:value-type="string">
            <text:p>anat:LGMT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elvis .</text:p>
          </table:table-cell>
        </table:table-row>
        <table:table-row table:style-name="ro1">
          <table:table-cell office:value-type="string" calcext:value-type="string">
            <text:p>anat:LGMT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cuisse .</text:p>
          </table:table-cell>
        </table:table-row>
        <table:table-row table:style-name="ro1">
          <table:table-cell office:value-type="string" calcext:value-type="string">
            <text:p>anat:LGMT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cuisse .</text:p>
          </table:table-cell>
        </table:table-row>
        <table:table-row table:style-name="ro1">
          <table:table-cell office:value-type="string" calcext:value-type="string">
            <text:p>anat:LGMT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jambe .</text:p>
          </table:table-cell>
        </table:table-row>
        <table:table-row table:style-name="ro1">
          <table:table-cell office:value-type="string" calcext:value-type="string">
            <text:p>anat:LGMT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cuisse .</text:p>
          </table:table-cell>
        </table:table-row>
        <table:table-row table:style-name="ro1">
          <table:table-cell office:value-type="string" calcext:value-type="string">
            <text:p>anat:LGMT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jambe .</text:p>
          </table:table-cell>
        </table:table-row>
        <table:table-row table:style-name="ro1">
          <table:table-cell office:value-type="string" calcext:value-type="string">
            <text:p>anat:LGMT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jambe .</text:p>
          </table:table-cell>
        </table:table-row>
        <table:table-row table:style-name="ro1">
          <table:table-cell office:value-type="string" calcext:value-type="string">
            <text:p>anat:LGMT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pied .</text:p>
          </table:table-cell>
        </table:table-row>
        <table:table-row table:style-name="ro1">
          <table:table-cell office:value-type="string" calcext:value-type="string">
            <text:p>anat:LGMT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jambe .</text:p>
          </table:table-cell>
        </table:table-row>
        <table:table-row table:style-name="ro1">
          <table:table-cell office:value-type="string" calcext:value-type="string">
            <text:p>anat:LGMT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pied .</text:p>
          </table:table-cell>
        </table:table-row>
      </table:table>
      <table:table table:name="reg MS paroi cvt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4" table:number-columns-repeated="1017" table:default-cell-style-name="ce1"/>
        <table:table-row table:style-name="ro1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nat:MS-machoire-sup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nat:MS-machoire-inf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plancher-buccal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cl-diaphragm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nat:plancher-pelvien</text:p>
          </table:table-cell>
          <table:table-cell table:style-name="Default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face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articule-dent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gde-cavite-du-cou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visc-cou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cage-thoraciqu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mur-lombo-abd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gd-bassin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t-bassin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plancher-buccal 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cl-diaphragm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plancher-pelvien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A-tete-ant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P-tete-ant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6" office:value-type="string" calcext:value-type="string">
            <text:p>anat:MS-machoir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A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anat:MS-machoire-inf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#anat:MS-machoire-inf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plancher-bucca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cl-diaphragm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cl-diaphragm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#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plancher-pelvi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machoir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anat:comprend</text:p>
          </table:table-cell>
          <table:table-cell table:style-name="ce6" office:value-type="string" calcext:value-type="string">
            <text:p>anat:MS-machoi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sus-hyoi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vis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part-comprend</text:p>
          </table:table-cell>
          <table:table-cell table:style-name="ce6"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part-comprend</text:p>
          </table:table-cell>
          <table:table-cell table:style-name="ce6"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cavite-cran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cavite-rach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5"/>
          <table:table-cell table:style-name="ce6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articule-dent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gde-cavite-du-cou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gde-cavite-du-cou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vis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cage-thoraciqu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mur-lombo-abd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gd-bassin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cavite-cran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cavite-rachis .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ant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an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sinus-sphen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sinus-ethm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sinus-ethm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sinus-frontal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sinus-max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sinus-max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paroi-cavite-visc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gde-cavite-post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ethmoide-lame-crible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hiatus-sac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cavite-cran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ethmoide-lame-crible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S-paroi-cavite-rachis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#anat:hiatus-sac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1" table:number-rows-repeated="104844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 MSCL" table:style-name="ta1"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mobilisateur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office:value-type="string" calcext:value-type="string">
            <text:p>anat:MSCL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anat:MSCL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avt-bras .</text:p>
          </table:table-cell>
        </table:table-row>
        <table:table-row table:style-name="ro1">
          <table:table-cell office:value-type="string" calcext:value-type="string">
            <text:p>anat:MSCL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bras .</text:p>
          </table:table-cell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avt-bras .</text:p>
          </table:table-cell>
        </table:table-row>
        <table:table-row table:style-name="ro1">
          <table:table-cell office:value-type="string" calcext:value-type="string">
            <text:p>anat:MSCL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bras .</text:p>
          </table:table-cell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jambe .</text:p>
          </table:table-cell>
        </table:table-row>
        <table:table-row table:style-name="ro1">
          <table:table-cell office:value-type="string" calcext:value-type="string">
            <text:p>anat:MSCL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cuisse .</text:p>
          </table:table-cell>
        </table:table-row>
        <table:table-row table:style-name="ro1">
          <table:table-cell office:value-type="string" calcext:value-type="string">
            <text:p>anat:MSCL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jambe .</text:p>
          </table:table-cell>
        </table:table-row>
        <table:table-row table:style-name="ro1">
          <table:table-cell office:value-type="string" calcext:value-type="string">
            <text:p>anat:MSCL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cuisse .</text:p>
          </table:table-cell>
        </table:table-row>
        <table:table-row table:style-name="ro1">
          <table:table-cell office:value-type="string" calcext:value-type="string">
            <text:p>anat:MSCL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nat:MSCL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abdomen .</text:p>
          </table:table-cell>
        </table:table-row>
        <table:table-row table:style-name="ro1">
          <table:table-cell table:style-name="ce3" office:value-type="string" calcext:value-type="string">
            <text:p>anat:MSCL-abdomen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horax .</text:p>
          </table:table-cell>
        </table:table-row>
        <table:table-row table:style-name="ro1">
          <table:table-cell table:style-name="ce3" office:value-type="string" calcext:value-type="string">
            <text:p>anat:MSCL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cou .</text:p>
          </table:table-cell>
        </table:table-row>
        <table:table-row table:style-name="ro1">
          <table:table-cell table:style-name="ce3" office:value-type="string" calcext:value-type="string">
            <text:p>anat:MSCL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ete-cou .</text:p>
          </table:table-cell>
        </table:table-row>
        <table:table-row table:style-name="ro1">
          <table:table-cell office:value-type="string" calcext:value-type="string">
            <text:p>anat:MSCL-cou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ete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et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ete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epaule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epaule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membre-sup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membre-sup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hanche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hanche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membre-inf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membre-inf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MSCL-unite-centrale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scap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pelv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sup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sup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inf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inf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ronc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-cou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abdomen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dos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abdomen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dos .</text:p>
          </table:table-cell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 .</text:p>
          </table:table-cell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cou .</text:p>
          </table:table-cell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thorax .</text:p>
          </table:table-cell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epaule .</text:p>
          </table:table-cell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epaule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abdomen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hanche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hanch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membre-inf .</text:p>
          </table:table-cell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membre-inf .</text:p>
          </table:table-cell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hanche .</text:p>
          </table:table-cell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hanch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bras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bras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avt-bras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avt-bras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ain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ain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epaule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epaule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oude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oude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oignet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oignet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uisse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uisse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jambe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jambe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ied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ied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hanche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hanche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genou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genou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heville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hevill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bras .</text:p>
          </table:table-cell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bras .</text:p>
          </table:table-cell>
        </table:table-row>
        <table:table-row table:style-name="ro1">
          <table:table-cell office:value-type="string" calcext:value-type="string">
            <text:p>anat:MSCL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bras .</text:p>
          </table:table-cell>
        </table:table-row>
        <table:table-row table:style-name="ro1">
          <table:table-cell office:value-type="string" calcext:value-type="string">
            <text:p>anat:MSCL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avt-bras .</text:p>
          </table:table-cell>
        </table:table-row>
        <table:table-row table:style-name="ro1">
          <table:table-cell office:value-type="string" calcext:value-type="string">
            <text:p>anat:MSCL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bras .</text:p>
          </table:table-cell>
        </table:table-row>
        <table:table-row table:style-name="ro1">
          <table:table-cell office:value-type="string" calcext:value-type="string">
            <text:p>anat:MSCL-L-coud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L-avt-bras .</text:p>
          </table:table-cell>
        </table:table-row>
        <table:table-row table:style-name="ro1">
          <table:table-cell office:value-type="string" calcext:value-type="string">
            <text:p>anat:MSCL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avt-bras .</text:p>
          </table:table-cell>
        </table:table-row>
        <table:table-row table:style-name="ro1">
          <table:table-cell office:value-type="string" calcext:value-type="string">
            <text:p>anat:MSCL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main .</text:p>
          </table:table-cell>
        </table:table-row>
        <table:table-row table:style-name="ro1">
          <table:table-cell office:value-type="string" calcext:value-type="string">
            <text:p>anat:MSCL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L-avt-bras .</text:p>
          </table:table-cell>
        </table:table-row>
        <table:table-row table:style-name="ro1">
          <table:table-cell office:value-type="string" calcext:value-type="string">
            <text:p>anat:MSCL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L-main .</text:p>
          </table:table-cell>
        </table:table-row>
        <table:table-row table:style-name="ro1">
          <table:table-cell office:value-type="string" calcext:value-type="string">
            <text:p>anat:MSCL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cuisse .</text:p>
          </table:table-cell>
        </table:table-row>
        <table:table-row table:style-name="ro1">
          <table:table-cell office:value-type="string" calcext:value-type="string">
            <text:p>anat:MSCL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pelvis .</text:p>
          </table:table-cell>
        </table:table-row>
        <table:table-row table:style-name="ro1">
          <table:table-cell office:value-type="string" calcext:value-type="string">
            <text:p>anat:MSCL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cuisse .</text:p>
          </table:table-cell>
        </table:table-row>
        <table:table-row table:style-name="ro1">
          <table:table-cell office:value-type="string" calcext:value-type="string">
            <text:p>anat:MSCL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R-cuisse .</text:p>
          </table:table-cell>
        </table:table-row>
        <table:table-row table:style-name="ro1">
          <table:table-cell office:value-type="string" calcext:value-type="string">
            <text:p>anat:MSCL-R-genou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R-jambe .</text:p>
          </table:table-cell>
        </table:table-row>
        <table:table-row table:style-name="ro1">
          <table:table-cell office:value-type="string" calcext:value-type="string">
            <text:p>anat:MSCL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cuisse .</text:p>
          </table:table-cell>
        </table:table-row>
        <table:table-row table:style-name="ro1">
          <table:table-cell office:value-type="string" calcext:value-type="string">
            <text:p>anat:MSCL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jambe .</text:p>
          </table:table-cell>
        </table:table-row>
        <table:table-row table:style-name="ro1">
          <table:table-cell office:value-type="string" calcext:value-type="string">
            <text:p>anat:MSCL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R-jambe .</text:p>
          </table:table-cell>
        </table:table-row>
        <table:table-row table:style-name="ro1">
          <table:table-cell office:value-type="string" calcext:value-type="string">
            <text:p>anat:MSCL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MSCL-R-pied .</text:p>
          </table:table-cell>
        </table:table-row>
        <table:table-row table:style-name="ro1">
          <table:table-cell office:value-type="string" calcext:value-type="string">
            <text:p>anat:MSCL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jambe .</text:p>
          </table:table-cell>
        </table:table-row>
        <table:table-row table:style-name="ro1">
          <table:table-cell office:value-type="string" calcext:value-type="string">
            <text:p>anat:MSCL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MSCL-L-pied .</text:p>
          </table:table-cell>
        </table:table-row>
      </table:table>
      <table:table table:name="reg OA acp" table:style-name="ta1">
        <table:table-column table:style-name="co33" table:default-cell-style-name="ce1"/>
        <table:table-column table:style-name="co9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OA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OA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1" table:number-rows-repeated="1048111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S-ARTI-LGMT acp" table:style-name="ta1">
        <table:table-column table:style-name="co39" table:default-cell-style-name="Default"/>
        <table:table-column table:style-name="co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harn-S-Co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harn-S-Co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1">
          <table:table-cell table:style-name="ce1" office:value-type="string" calcext:value-type="string">
            <text:p>anat:OS-AC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1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1">
          <table:table-cell office:value-type="string" calcext:value-type="string">
            <text:p>anat:OS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1">
          <table:table-cell office:value-type="string" calcext:value-type="string">
            <text:p>anat:OS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1">
          <table:table-cell office:value-type="string" calcext:value-type="string">
            <text:p>anat:OS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1">
          <table:table-cell office:value-type="string" calcext:value-type="string">
            <text:p>anat:OS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1">
          <table:table-cell office:value-type="string" calcext:value-type="string">
            <text:p>anat:OS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1">
          <table:table-cell office:value-type="string" calcext:value-type="string">
            <text:p>anat:OS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1">
          <table:table-cell office:value-type="string" calcext:value-type="string">
            <text:p>anat:OS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1">
          <table:table-cell office:value-type="string" calcext:value-type="string">
            <text:p>anat:OS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1">
          <table:table-cell office:value-type="string" calcext:value-type="string">
            <text:p>anat:OS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1">
          <table:table-cell office:value-type="string" calcext:value-type="string">
            <text:p>anat:OS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1">
          <table:table-cell office:value-type="string" calcext:value-type="string">
            <text:p>anat:OS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1">
          <table:table-cell office:value-type="string" calcext:value-type="string">
            <text:p>anat:OS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1">
          <table:table-cell office:value-type="string" calcext:value-type="string">
            <text:p>anat:OS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1">
          <table:table-cell office:value-type="string" calcext:value-type="string">
            <text:p>anat:OS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1">
          <table:table-cell office:value-type="string" calcext:value-type="string">
            <text:p>anat:OS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office:value-type="string" calcext:value-type="string">
            <text:p>anat:ARTI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1">
          <table:table-cell office:value-type="string" calcext:value-type="string">
            <text:p>anat:ARTI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1">
          <table:table-cell office:value-type="string" calcext:value-type="string">
            <text:p>anat:ARTI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office:value-type="string" calcext:value-type="string">
            <text:p>anat:LGMT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1">
          <table:table-cell office:value-type="string" calcext:value-type="string">
            <text:p>anat:LGMT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1">
          <table:table-cell office:value-type="string" calcext:value-type="string">
            <text:p>anat:LGMT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unite-centrale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unite-centrale .</text:p>
          </table:table-cell>
        </table:table-row>
        <table:table-row table:style-name="ro1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unite-centrale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ronc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ronc .</text:p>
          </table:table-cell>
        </table:table-row>
        <table:table-row table:style-name="ro1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ronc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cou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cou .</text:p>
          </table:table-cell>
        </table:table-row>
        <table:table-row table:style-name="ro1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cou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 .</text:p>
          </table:table-cell>
        </table:table-row>
        <table:table-row table:style-name="ro1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 .</text:p>
          </table:table-cell>
        </table:table-row>
        <table:table-row table:style-name="ro1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 .</text:p>
          </table:table-cell>
        </table:table-row>
        <table:table-row table:style-name="ro1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horax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abdomen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abdomen .</text:p>
          </table:table-cell>
        </table:table-row>
        <table:table-row table:style-name="ro1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abdomen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pelvi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pelvis .</text:p>
          </table:table-cell>
        </table:table-row>
        <table:table-row table:style-name="ro1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pelvis .</text:p>
          </table:table-cell>
        </table:table-row>
        <table:table-row table:style-name="ro1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C0-C1-C2 .</text:p>
          </table:table-cell>
        </table:table-row>
        <table:table-row table:style-name="ro1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C0-C1-C2 .</text:p>
          </table:table-cell>
        </table:table-row>
        <table:table-row table:style-name="ro1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C0-C1-C2 .</text:p>
          </table:table-cell>
        </table:table-row>
        <table:table-row table:style-name="ro1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C-T .</text:p>
          </table:table-cell>
        </table:table-row>
        <table:table-row table:style-name="ro1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C-T .</text:p>
          </table:table-cell>
        </table:table-row>
        <table:table-row table:style-name="ro1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C-T .</text:p>
          </table:table-cell>
        </table:table-row>
        <table:table-row table:style-name="ro1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T-L .</text:p>
          </table:table-cell>
        </table:table-row>
        <table:table-row table:style-name="ro1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T-L .</text:p>
          </table:table-cell>
        </table:table-row>
        <table:table-row table:style-name="ro1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T-L .</text:p>
          </table:table-cell>
        </table:table-row>
        <table:table-row table:style-name="ro1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L-S .</text:p>
          </table:table-cell>
        </table:table-row>
        <table:table-row table:style-name="ro1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L-S .</text:p>
          </table:table-cell>
        </table:table-row>
        <table:table-row table:style-name="ro1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L-S .</text:p>
          </table:table-cell>
        </table:table-row>
        <table:table-row table:style-name="ro1">
          <table:table-cell office:value-type="string" calcext:value-type="string">
            <text:p>anat:OS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S-Co .</text:p>
          </table:table-cell>
        </table:table-row>
        <table:table-row table:style-name="ro1">
          <table:table-cell office:value-type="string" calcext:value-type="string">
            <text:p>anat:OS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S-Co .</text:p>
          </table:table-cell>
        </table:table-row>
        <table:table-row table:style-name="ro1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ant .</text:p>
          </table:table-cell>
        </table:table-row>
        <table:table-row table:style-name="ro1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ant .</text:p>
          </table:table-cell>
        </table:table-row>
        <table:table-row table:style-name="ro1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ant .</text:p>
          </table:table-cell>
        </table:table-row>
        <table:table-row table:style-name="ro1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moy .</text:p>
          </table:table-cell>
        </table:table-row>
        <table:table-row table:style-name="ro1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moy .</text:p>
          </table:table-cell>
        </table:table-row>
        <table:table-row table:style-name="ro1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moy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post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post .</text:p>
          </table:table-cell>
        </table:table-row>
        <table:table-row table:style-name="ro1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post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sup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sup .</text:p>
          </table:table-cell>
        </table:table-row>
        <table:table-row table:style-name="ro1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sup .</text:p>
          </table:table-cell>
        </table:table-row>
        <table:table-row table:style-name="ro1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moy .</text:p>
          </table:table-cell>
        </table:table-row>
        <table:table-row table:style-name="ro1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moy .</text:p>
          </table:table-cell>
        </table:table-row>
        <table:table-row table:style-name="ro1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moy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inf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inf .</text:p>
          </table:table-cell>
        </table:table-row>
        <table:table-row table:style-name="ro1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inf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-sup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-sup .</text:p>
          </table:table-cell>
        </table:table-row>
        <table:table-row table:style-name="ro1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horax-sup .</text:p>
          </table:table-cell>
        </table:table-row>
        <table:table-row table:style-name="ro1">
          <table:table-cell office:value-type="string" calcext:value-type="string">
            <text:p>anat:OS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-moy .</text:p>
          </table:table-cell>
        </table:table-row>
        <table:table-row table:style-name="ro1">
          <table:table-cell office:value-type="string" calcext:value-type="string">
            <text:p>anat:OS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-moy .</text:p>
          </table:table-cell>
        </table:table-row>
        <table:table-row table:style-name="ro1">
          <table:table-cell table:style-name="ce1" office:value-type="string" calcext:value-type="string">
            <text:p>anat:OS-thorax-moy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1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1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1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1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1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1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1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1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1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1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1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1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1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1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cou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ant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moy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post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inf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moy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1">
          <table:table-cell table:style-name="ce1" office:value-type="string" calcext:value-type="string">
            <text:p>anat:OS-PA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1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1">
          <table:table-cell table:style-name="ce1" office:value-type="string" calcext:value-type="string">
            <text:p>anat:OS-AC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cou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ant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moy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post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moy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inf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1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1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unite-centrale .</text:p>
          </table:table-cell>
        </table:table-row>
        <table:table-row table:style-name="ro1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unite-centrale .</text:p>
          </table:table-cell>
        </table:table-row>
        <table:table-row table:style-name="ro1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1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1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PA-charn-C0-C1-C2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PP-charn-C0-C1-C2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1">
          <table:table-cell table:style-name="ce1" office:value-type="string" calcext:value-type="string">
            <text:p>anat:OS-PA-charn-C-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PP-charn-C-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1">
          <table:table-cell table:style-name="ce1" office:value-type="string" calcext:value-type="string">
            <text:p>anat:OS-PA-charn-T-L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PP-charn-T-L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1">
          <table:table-cell table:style-name="ce1" office:value-type="string" calcext:value-type="string">
            <text:p>anat:OS-PA-charn-L-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PP-charn-L-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1">
          <table:table-cell table:style-name="ce1" office:value-type="string" calcext:value-type="string">
            <text:p>anat:OS-PA-charn-S-Co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1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1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1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1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1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1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1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1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1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1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1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1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1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1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1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1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1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1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PA-pelvis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1">
          <table:table-cell table:style-name="ce1" office:value-type="string" calcext:value-type="string">
            <text:p>anat:OS-PP-pelvis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1">
          <table:table-cell table:style-name="ce1" office:value-type="string" calcext:value-type="string">
            <text:p>anat:OS-AC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1">
          <table:table-cell table:style-name="ce1" office:value-type="string" calcext:value-type="string">
            <text:p>anat:OS-AC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1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1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1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1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1">
          <table:table-cell table:style-name="ce1" office:value-type="string" calcext:value-type="string">
            <text:p>anat:OS-AC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1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1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1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1">
          <table:table-cell table:style-name="ce1" office:value-type="string" calcext:value-type="string">
            <text:p>anat:OS-AC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1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1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1">
          <table:table-cell table:style-name="ce1" office:value-type="string" calcext:value-type="string">
            <text:p>anat:OS-AC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1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1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1">
          <table:table-cell table:style-name="ce1" office:value-type="string" calcext:value-type="string">
            <text:p>anat:OS-AC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1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1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ete-moy .</text:p>
          </table:table-cell>
        </table:table-row>
        <table:table-row table:style-name="ro1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ete-post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1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1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moy .</text:p>
          </table:table-cell>
        </table:table-row>
        <table:table-row table:style-name="ro1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inf .</text:p>
          </table:table-cell>
        </table:table-row>
        <table:table-row table:style-name="ro1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1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1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1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1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1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1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1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1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1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1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1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1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1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1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ete-moy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ete-post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1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1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1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1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inf .</text:p>
          </table:table-cell>
        </table:table-row>
        <table:table-row table:style-name="ro1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1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1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1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1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moy .</text:p>
          </table:table-cell>
        </table:table-row>
        <table:table-row table:style-name="ro1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1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1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1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1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1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1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1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1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1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1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unite-centrale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1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unite-centrale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ronc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ronc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cou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cou .</text:p>
          </table:table-cell>
        </table:table-row>
        <table:table-row table:style-name="ro1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cou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 .</text:p>
          </table:table-cell>
        </table:table-row>
        <table:table-row table:style-name="ro1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1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1">
          <table:table-cell office:value-type="string" calcext:value-type="string">
            <text:p>anat:ARTI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ant .</text:p>
          </table:table-cell>
        </table:table-row>
        <table:table-row table:style-name="ro1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ant .</text:p>
          </table:table-cell>
        </table:table-row>
        <table:table-row table:style-name="ro1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ant .</text:p>
          </table:table-cell>
        </table:table-row>
        <table:table-row table:style-name="ro1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moy .</text:p>
          </table:table-cell>
        </table:table-row>
        <table:table-row table:style-name="ro1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moy .</text:p>
          </table:table-cell>
        </table:table-row>
        <table:table-row table:style-name="ro1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moy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1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sup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sup .</text:p>
          </table:table-cell>
        </table:table-row>
        <table:table-row table:style-name="ro1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moy .</text:p>
          </table:table-cell>
        </table:table-row>
        <table:table-row table:style-name="ro1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moy .</text:p>
          </table:table-cell>
        </table:table-row>
        <table:table-row table:style-name="ro1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moy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inf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inf .</text:p>
          </table:table-cell>
        </table:table-row>
        <table:table-row table:style-name="ro1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inf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1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1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1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1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1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1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1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ronc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cou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ant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moy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sup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moy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inf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1">
          <table:table-cell office:value-type="string" calcext:value-type="string">
            <text:p>anat:ARTI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cou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ant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moy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moy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inf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1">
          <table:table-cell office:value-type="string" calcext:value-type="string">
            <text:p>anat:ARTI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ronc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cou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ant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moy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sup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moy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inf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1">
          <table:table-cell office:value-type="string" calcext:value-type="string">
            <text:p>anat:ARTI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1">
          <table:table-cell office:value-type="string" calcext:value-type="string">
            <text:p>anat:ARTI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1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1">
          <table:table-cell office:value-type="string" calcext:value-type="string">
            <text:p>anat:ARTI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cou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cou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1">
          <table:table-cell office:value-type="string" calcext:value-type="string">
            <text:p>anat:ARTI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1">
          <table:table-cell office:value-type="string" calcext:value-type="string">
            <text:p>anat:ARTI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1">
          <table:table-cell office:value-type="string" calcext:value-type="string">
            <text:p>anat:ARTI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1">
          <table:table-cell office:value-type="string" calcext:value-type="string">
            <text:p>anat:ARTI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1">
          <table:table-cell office:value-type="string" calcext:value-type="string">
            <text:p>anat:ARTI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ant .</text:p>
          </table:table-cell>
        </table:table-row>
        <table:table-row table:style-name="ro1">
          <table:table-cell office:value-type="string" calcext:value-type="string">
            <text:p>anat:ARTI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ant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1">
          <table:table-cell office:value-type="string" calcext:value-type="string">
            <text:p>anat:ARTI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1">
          <table:table-cell office:value-type="string" calcext:value-type="string">
            <text:p>anat:ARTI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1">
          <table:table-cell office:value-type="string" calcext:value-type="string">
            <text:p>anat:ARTI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1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1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1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1">
          <table:table-cell office:value-type="string" calcext:value-type="string">
            <text:p>anat:ARTI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1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1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1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1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1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1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1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1">
          <table:table-cell office:value-type="string" calcext:value-type="string">
            <text:p>anat:ARTI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1">
          <table:table-cell office:value-type="string" calcext:value-type="string">
            <text:p>anat:ARTI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1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1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1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1">
          <table:table-cell office:value-type="string" calcext:value-type="string">
            <text:p>anat:ARTI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1">
          <table:table-cell office:value-type="string" calcext:value-type="string">
            <text:p>anat:ARTI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1">
          <table:table-cell office:value-type="string" calcext:value-type="string">
            <text:p>anat:ARTI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1">
          <table:table-cell office:value-type="string" calcext:value-type="string">
            <text:p>anat:ARTI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1">
          <table:table-cell office:value-type="string" calcext:value-type="string">
            <text:p>anat:ARTI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1">
          <table:table-cell office:value-type="string" calcext:value-type="string">
            <text:p>anat:ARTI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1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1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1">
          <table:table-cell office:value-type="string" calcext:value-type="string">
            <text:p>anat:ARTI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1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1">
          <table:table-cell office:value-type="string" calcext:value-type="string">
            <text:p>anat:ARTI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1">
          <table:table-cell office:value-type="string" calcext:value-type="string">
            <text:p>anat:ARTI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ronc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 .</text:p>
          </table:table-cell>
        </table:table-row>
        <table:table-row table:style-name="ro1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sup .</text:p>
          </table:table-cell>
        </table:table-row>
        <table:table-row table:style-name="ro1">
          <table:table-cell office:value-type="string" calcext:value-type="string">
            <text:p>anat:ARTI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ete-moy .</text:p>
          </table:table-cell>
        </table:table-row>
        <table:table-row table:style-name="ro1">
          <table:table-cell office:value-type="string" calcext:value-type="string">
            <text:p>anat:ARTI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sup .</text:p>
          </table:table-cell>
        </table:table-row>
        <table:table-row table:style-name="ro1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ronc .</text:p>
          </table:table-cell>
        </table:table-row>
        <table:table-row table:style-name="ro1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moy .</text:p>
          </table:table-cell>
        </table:table-row>
        <table:table-row table:style-name="ro1">
          <table:table-cell office:value-type="string" calcext:value-type="string">
            <text:p>anat:ARTI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inf .</text:p>
          </table:table-cell>
        </table:table-row>
        <table:table-row table:style-name="ro1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1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1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1">
          <table:table-cell office:value-type="string" calcext:value-type="string">
            <text:p>anat:ARTI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1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 .</text:p>
          </table:table-cell>
        </table:table-row>
        <table:table-row table:style-name="ro1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1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1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 .</text:p>
          </table:table-cell>
        </table:table-row>
        <table:table-row table:style-name="ro1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 .</text:p>
          </table:table-cell>
        </table:table-row>
        <table:table-row table:style-name="ro1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1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ronc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1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1">
          <table:table-cell office:value-type="string" calcext:value-type="string">
            <text:p>anat:ARTI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ete-moy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1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ronc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1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1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1">
          <table:table-cell office:value-type="string" calcext:value-type="string">
            <text:p>anat:ARTI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inf .</text:p>
          </table:table-cell>
        </table:table-row>
        <table:table-row table:style-name="ro1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1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1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1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1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1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1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1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1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 .</text:p>
          </table:table-cell>
        </table:table-row>
        <table:table-row table:style-name="ro1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 .</text:p>
          </table:table-cell>
        </table:table-row>
        <table:table-row table:style-name="ro1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1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unite-centrale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1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unite-centrale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ronc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ronc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cou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cou .</text:p>
          </table:table-cell>
        </table:table-row>
        <table:table-row table:style-name="ro1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cou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 .</text:p>
          </table:table-cell>
        </table:table-row>
        <table:table-row table:style-name="ro1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1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1">
          <table:table-cell office:value-type="string" calcext:value-type="string">
            <text:p>anat:LGMT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ant .</text:p>
          </table:table-cell>
        </table:table-row>
        <table:table-row table:style-name="ro1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ant .</text:p>
          </table:table-cell>
        </table:table-row>
        <table:table-row table:style-name="ro1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ant .</text:p>
          </table:table-cell>
        </table:table-row>
        <table:table-row table:style-name="ro1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moy .</text:p>
          </table:table-cell>
        </table:table-row>
        <table:table-row table:style-name="ro1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moy .</text:p>
          </table:table-cell>
        </table:table-row>
        <table:table-row table:style-name="ro1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moy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1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sup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sup .</text:p>
          </table:table-cell>
        </table:table-row>
        <table:table-row table:style-name="ro1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moy .</text:p>
          </table:table-cell>
        </table:table-row>
        <table:table-row table:style-name="ro1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moy .</text:p>
          </table:table-cell>
        </table:table-row>
        <table:table-row table:style-name="ro1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moy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inf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inf .</text:p>
          </table:table-cell>
        </table:table-row>
        <table:table-row table:style-name="ro1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inf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1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1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1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1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1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1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inf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1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ronc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cou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ant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moy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sup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moy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inf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inf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1">
          <table:table-cell office:value-type="string" calcext:value-type="string">
            <text:p>anat:LGMT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cou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ant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moy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moy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inf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1">
          <table:table-cell office:value-type="string" calcext:value-type="string">
            <text:p>anat:LGMT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ronc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cou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ant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moy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sup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moy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inf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1">
          <table:table-cell office:value-type="string" calcext:value-type="string">
            <text:p>anat:LGMT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1">
          <table:table-cell office:value-type="string" calcext:value-type="string">
            <text:p>anat:LGMT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1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1">
          <table:table-cell office:value-type="string" calcext:value-type="string">
            <text:p>anat:LGMT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cou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cou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1">
          <table:table-cell office:value-type="string" calcext:value-type="string">
            <text:p>anat:LGMT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1">
          <table:table-cell office:value-type="string" calcext:value-type="string">
            <text:p>anat:LGMT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1">
          <table:table-cell office:value-type="string" calcext:value-type="string">
            <text:p>anat:LGMT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1">
          <table:table-cell office:value-type="string" calcext:value-type="string">
            <text:p>anat:LGMT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1">
          <table:table-cell office:value-type="string" calcext:value-type="string">
            <text:p>anat:LGMT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ant .</text:p>
          </table:table-cell>
        </table:table-row>
        <table:table-row table:style-name="ro1">
          <table:table-cell office:value-type="string" calcext:value-type="string">
            <text:p>anat:LGMT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ant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1">
          <table:table-cell office:value-type="string" calcext:value-type="string">
            <text:p>anat:LGMT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1">
          <table:table-cell office:value-type="string" calcext:value-type="string">
            <text:p>anat:LGMT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1">
          <table:table-cell office:value-type="string" calcext:value-type="string">
            <text:p>anat:LGMT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1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1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1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1">
          <table:table-cell office:value-type="string" calcext:value-type="string">
            <text:p>anat:LGMT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1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1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1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1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1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1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1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1">
          <table:table-cell office:value-type="string" calcext:value-type="string">
            <text:p>anat:LGMT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1">
          <table:table-cell office:value-type="string" calcext:value-type="string">
            <text:p>anat:LGMT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1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1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1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1">
          <table:table-cell office:value-type="string" calcext:value-type="string">
            <text:p>anat:LGMT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1">
          <table:table-cell office:value-type="string" calcext:value-type="string">
            <text:p>anat:LGMT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1">
          <table:table-cell office:value-type="string" calcext:value-type="string">
            <text:p>anat:LGMT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1">
          <table:table-cell office:value-type="string" calcext:value-type="string">
            <text:p>anat:LGMT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1">
          <table:table-cell office:value-type="string" calcext:value-type="string">
            <text:p>anat:LGMT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1">
          <table:table-cell office:value-type="string" calcext:value-type="string">
            <text:p>anat:LGMT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1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1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1">
          <table:table-cell office:value-type="string" calcext:value-type="string">
            <text:p>anat:LGMT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1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1">
          <table:table-cell office:value-type="string" calcext:value-type="string">
            <text:p>anat:LGMT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1">
          <table:table-cell office:value-type="string" calcext:value-type="string">
            <text:p>anat:LGMT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ronc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 .</text:p>
          </table:table-cell>
        </table:table-row>
        <table:table-row table:style-name="ro1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sup .</text:p>
          </table:table-cell>
        </table:table-row>
        <table:table-row table:style-name="ro1">
          <table:table-cell office:value-type="string" calcext:value-type="string">
            <text:p>anat:LGMT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ete-moy .</text:p>
          </table:table-cell>
        </table:table-row>
        <table:table-row table:style-name="ro1">
          <table:table-cell office:value-type="string" calcext:value-type="string">
            <text:p>anat:LGMT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sup .</text:p>
          </table:table-cell>
        </table:table-row>
        <table:table-row table:style-name="ro1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ronc .</text:p>
          </table:table-cell>
        </table:table-row>
        <table:table-row table:style-name="ro1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moy .</text:p>
          </table:table-cell>
        </table:table-row>
        <table:table-row table:style-name="ro1">
          <table:table-cell office:value-type="string" calcext:value-type="string">
            <text:p>anat:LGMT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inf .</text:p>
          </table:table-cell>
        </table:table-row>
        <table:table-row table:style-name="ro1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1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1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1">
          <table:table-cell office:value-type="string" calcext:value-type="string">
            <text:p>anat:LGMT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1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 .</text:p>
          </table:table-cell>
        </table:table-row>
        <table:table-row table:style-name="ro1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1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1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 .</text:p>
          </table:table-cell>
        </table:table-row>
        <table:table-row table:style-name="ro1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 .</text:p>
          </table:table-cell>
        </table:table-row>
        <table:table-row table:style-name="ro1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1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ronc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1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1">
          <table:table-cell office:value-type="string" calcext:value-type="string">
            <text:p>anat:LGMT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ete-moy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1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ronc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1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1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1">
          <table:table-cell office:value-type="string" calcext:value-type="string">
            <text:p>anat:LGMT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inf .</text:p>
          </table:table-cell>
        </table:table-row>
        <table:table-row table:style-name="ro1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1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1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1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1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1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1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1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1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 .</text:p>
          </table:table-cell>
        </table:table-row>
        <table:table-row table:style-name="ro1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 .</text:p>
          </table:table-cell>
        </table:table-row>
        <table:table-row table:style-name="ro1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1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inf .</text:p>
          </table:table-cell>
        </table:table-row>
      </table:table>
      <table:table table:name="colone-&gt;OS" table:style-name="ta1">
        <table:table-column table:style-name="co41" table:default-cell-style-name="ce1"/>
        <table:table-column table:style-name="co9" table:default-cell-style-name="ce1"/>
        <table:table-column table:style-name="co19" table:default-cell-style-name="ce1"/>
        <table:table-column table:style-name="co4" table:default-cell-style-name="ce1"/>
        <table:table-column table:style-name="co42" table:default-cell-style-name="ce1"/>
        <table:table-column table:style-name="co4" table:number-columns-repeated="1019" table:default-cell-style-name="ce1"/>
        <table:table-row table:style-name="ro1">
          <table:table-cell table:style-name="ce7" office:value-type="string" calcext:value-type="string">
            <text:p>anat:grande-colone-v</text:p>
          </table:table-cell>
          <table:table-cell table:style-name="ce10" office:value-type="string" calcext:value-type="string">
            <text:p>rdf:type</text:p>
          </table:table-cell>
          <table:table-cell table:style-name="ce12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rane-v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olone-v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cervical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thoraciq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lombair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pelvienn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rane-vertebral-ant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rane-vertebral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rane-vertebral-post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cervical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cervicale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cervicale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thoraciq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thoraciq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thoraciq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lombair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lombaire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at:cv-pelvienn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9" office:value-type="string" calcext:value-type="string">
            <text:p>anat:cv-pelvienne-inf</text:p>
          </table:table-cell>
          <table:table-cell table:style-name="ce11" office:value-type="string" calcext:value-type="string">
            <text:p>rdf:type</text:p>
          </table:table-cell>
          <table:table-cell table:style-name="ce14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unite-centrale .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ronc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ronc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ronc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pelvienn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v-pelvienn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pelvienn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 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moy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inf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sup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moy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moy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moy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inf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inf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inf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-inf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-inf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-inf .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3">
          <table:table-cell/>
          <table:table-cell table:style-name="ce2" table:number-columns-repeated="2"/>
          <table:table-cell/>
          <table:table-cell table:style-name="Default"/>
          <table:table-cell table:number-columns-repeated="1019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4"/>
          <table:table-cell table:style-name="ce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 table:number-rows-repeated="3">
          <table:table-cell table:style-name="ce4"/>
          <table:table-cell table:style-name="ce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 table:number-rows-repeated="39">
          <table:table-cell table:style-name="ce2" table:number-columns-repeated="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6">
          <table:table-cell table:style-name="Default" table:number-columns-repeated="3"/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2" table:style-name="ta1">
        <table:table-column table:style-name="co43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52" table:default-cell-style-name="Default"/>
        <table:table-column table:style-name="co42" table:default-cell-style-name="Default"/>
        <table:table-row table:style-name="ro2">
          <table:table-cell table:style-name="ce1" office:value-type="string" calcext:value-type="string">
            <text:p>anat:Sys-osseu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suppor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-cran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region-anat .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" office:value-type="string" calcext:value-type="string">
            <text:p>anat:Sys-oss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unite-centrale .</text:p>
          </table:table-cell>
          <table:table-cell table:number-columns-repeated="4"/>
          <table:table-cell office:value-type="string" calcext:value-type="string">
            <text:p>anat:OS-dos</text:p>
          </table:table-cell>
          <table:table-cell office:value-type="string" calcext:value-type="string">
            <text:p>anat:comprend</text:p>
          </table:table-cell>
          <table:table-cell table:style-name="ce15" office:value-type="string" calcext:value-type="string">
            <text:p>anat:OS-dos-crane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einture-scap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R-epaul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einture-pelv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dos-thorax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L-epaul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membre-sup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dos-lombaire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sup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L-membre-sup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dos-pelvi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sup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membre-inf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R-hanch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L-membre-inf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L-hanch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ronc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inf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ete-cou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inf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horax .</text:p>
          </table:table-cell>
          <table:table-cell table:number-columns-repeated="4"/>
          <table:table-cell office:value-type="string" calcext:value-type="string">
            <text:p>anat:OS-dos-crane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abdomen .</text:p>
          </table:table-cell>
          <table:table-cell table:number-columns-repeated="4"/>
          <table:table-cell office:value-type="string" calcext:value-type="string">
            <text:p>anat:OS-dos-cervi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dos-cran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pelvis .</text:p>
          </table:table-cell>
          <table:table-cell table:number-columns-repeated="4"/>
          <table:table-cell office:value-type="string" calcext:value-type="string">
            <text:p>anat:OS-dos-thorax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dos-cervi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 .</text:p>
          </table:table-cell>
          <table:table-cell table:number-columns-repeated="4"/>
          <table:table-cell office:value-type="string" calcext:value-type="string">
            <text:p>anat:OS-dos-lombaire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dos-thorax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C0-C1-C2 .</text:p>
          </table:table-cell>
          <table:table-cell table:number-columns-repeated="4"/>
          <table:table-cell office:value-type="string" calcext:value-type="string">
            <text:p>anat:OS-dos-pelvis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dos-lombair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C-T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R-hanch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T-L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L-hanche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R-membre-inf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  <table:table-cell table:number-columns-repeated="8"/>
          <table:table-cell office:value-type="string" calcext:value-type="string">
            <text:p>anat:prolonge</text:p>
          </table:table-cell>
          <table:table-cell office:value-type="string" calcext:value-type="string">
            <text:p>anat:OS-L-membre-inf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horax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abdomen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pelvi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T-L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-cou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ou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cran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C0-C1-C2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ete-ant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ete-moy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ete-post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cran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ou-sup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ou-moy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ou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cervi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thorax-sup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horax-moy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-cou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thorax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thorax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bdomen-sup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abdomen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lombair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elvis-sup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abdomen 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pelvis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dos-pelvi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membre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L-membre-inf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hanch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L-hanche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tete-an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nat:OS-tete-moy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tete-ant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-moy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0-C1-C2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ete-post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cou-moy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cou-sup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cou-moy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C-T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cou-inf .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nat:OS-thorax-moy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thorax-sup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-moy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T-L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-inf .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nat:prolonge</text:p>
          </table:table-cell>
          <table:table-cell office:value-type="string" calcext:value-type="string">
            <text:p>anat:OS-thorax-moy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abdomen-sup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charn-L-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abdomen-inf 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at:OS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S-Co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pelvis-sup .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anat:OS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C-T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epaul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L-epaule 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at:OS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charn-L-S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hanche .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L-hanche .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anat:OS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  <table:table-cell/>
          <table:table-cell office:value-type="string" calcext:value-type="string">
            <text:p>anat:OS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avt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  <table:table-cell table:number-columns-repeated="2"/>
          <table:table-cell office:value-type="string" calcext:value-type="string">
            <text:p>anat:comprend</text:p>
          </table:table-cell>
          <table:table-cell office:value-type="string" calcext:value-type="string">
            <text:p>anat:OS-L-avt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main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main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epaule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epaul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coude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coud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poignet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poignet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at:OS-R-bras</text:p>
          </table:table-cell>
          <table:table-cell table:number-columns-repeated="6"/>
          <table:table-cell office:value-type="string" calcext:value-type="string">
            <text:p>anat:OS-L-br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at:OS-R-avt-bras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R-bras .</text:p>
          </table:table-cell>
          <table:table-cell/>
          <table:table-cell office:value-type="string" calcext:value-type="string">
            <text:p>anat:OS-L-avt-bras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L-bra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main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R-avt-bras .</text:p>
          </table:table-cell>
          <table:table-cell/>
          <table:table-cell office:value-type="string" calcext:value-type="string">
            <text:p>anat:OS-L-main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L-avt-bra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  <table:table-cell/>
          <table:table-cell office:value-type="string" calcext:value-type="string">
            <text:p>anat:OS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bras .</text:p>
          </table:table-cell>
          <table:table-cell/>
          <table:table-cell office:value-type="string" calcext:value-type="string">
            <text:p>anat:prolonge</text:p>
          </table:table-cell>
          <table:table-cell office:value-type="string" calcext:value-type="string">
            <text:p>anat:OS-thorax 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  <table:table-cell table:number-columns-repeated="5"/>
          <table:table-cell office:value-type="string" calcext:value-type="string">
            <text:p>anat:prolonge</text:p>
          </table:table-cell>
          <table:table-cell office:value-type="string" calcext:value-type="string">
            <text:p>anat:OS-cou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bras .</text:p>
          </table:table-cell>
          <table:table-cell table:number-columns-repeated="4"/>
          <table:table-cell office:value-type="string" calcext:value-type="string">
            <text:p>anat:OS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bras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avt-bras .</text:p>
          </table:table-cell>
          <table:table-cell table:number-columns-repeated="5"/>
          <table:table-cell office:value-type="string" calcext:value-type="string">
            <text:p>anat:part-comprend</text:p>
          </table:table-cell>
          <table:table-cell office:value-type="string" calcext:value-type="string">
            <text:p>anat:OS-L-avt-bras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at:OS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avt-bras .</text:p>
          </table:table-cell>
          <table:table-cell table:number-columns-repeated="4"/>
          <table:table-cell office:value-type="string" calcext:value-type="string">
            <text:p>anat:OS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avt-bras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main .</text:p>
          </table:table-cell>
          <table:table-cell table:number-columns-repeated="5"/>
          <table:table-cell office:value-type="string" calcext:value-type="string">
            <text:p>anat:part-comprend</text:p>
          </table:table-cell>
          <table:table-cell office:value-type="string" calcext:value-type="string">
            <text:p>anat:OS-L-main 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anat:OS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R-cuisse .</text:p>
          </table:table-cell>
          <table:table-cell table:number-columns-repeated="4"/>
          <table:table-cell office:value-type="string" calcext:value-type="string">
            <text:p>anat:OS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L-cuiss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jambe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jamb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pied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pied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hanche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hanch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genou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genou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comprend</text:p>
          </table:table-cell>
          <table:table-cell office:value-type="string" calcext:value-type="string">
            <text:p>anat:OS-R-cheville .</text:p>
          </table:table-cell>
          <table:table-cell table:number-columns-repeated="5"/>
          <table:table-cell office:value-type="string" calcext:value-type="string">
            <text:p>anat:comprend</text:p>
          </table:table-cell>
          <table:table-cell office:value-type="string" calcext:value-type="string">
            <text:p>anat:OS-L-cheville .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anat:OS-R-cuisse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pelvis .</text:p>
          </table:table-cell>
          <table:table-cell/>
          <table:table-cell office:value-type="string" calcext:value-type="string">
            <text:p>anat:OS-L-cuisse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pelvi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jambe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R-cuisse .</text:p>
          </table:table-cell>
          <table:table-cell/>
          <table:table-cell office:value-type="string" calcext:value-type="string">
            <text:p>anat:OS-L-jambe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L-cuiss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pied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R-jambe .</text:p>
          </table:table-cell>
          <table:table-cell/>
          <table:table-cell office:value-type="string" calcext:value-type="string">
            <text:p>anat:OS-L-pied</text:p>
          </table:table-cell>
          <table:table-cell table:number-columns-repeated="3"/>
          <table:table-cell office:value-type="string" calcext:value-type="string">
            <text:p>anat:prolonge</text:p>
          </table:table-cell>
          <table:table-cell office:value-type="string" calcext:value-type="string">
            <text:p>anat:OS-L-jamb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OS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pelvis .</text:p>
          </table:table-cell>
          <table:table-cell table:number-columns-repeated="4"/>
          <table:table-cell office:value-type="string" calcext:value-type="string">
            <text:p>anat:OS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pelvis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cuisse .</text:p>
          </table:table-cell>
          <table:table-cell table:number-columns-repeated="5"/>
          <table:table-cell office:value-type="string" calcext:value-type="string">
            <text:p>anat:part-comprend</text:p>
          </table:table-cell>
          <table:table-cell office:value-type="string" calcext:value-type="string">
            <text:p>anat:OS-L-cuisse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at:OS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cuisse .</text:p>
          </table:table-cell>
          <table:table-cell table:number-columns-repeated="4"/>
          <table:table-cell office:value-type="string" calcext:value-type="string">
            <text:p>anat:OS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cuiss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jambe .</text:p>
          </table:table-cell>
          <table:table-cell table:number-columns-repeated="5"/>
          <table:table-cell office:value-type="string" calcext:value-type="string">
            <text:p>anat:part-comprend</text:p>
          </table:table-cell>
          <table:table-cell office:value-type="string" calcext:value-type="string">
            <text:p>anat:OS-L-jambe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at:OS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R-jambe .</text:p>
          </table:table-cell>
          <table:table-cell table:number-columns-repeated="4"/>
          <table:table-cell office:value-type="string" calcext:value-type="string">
            <text:p>anat:OS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S-L-jambe 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t:part-comprend</text:p>
          </table:table-cell>
          <table:table-cell office:value-type="string" calcext:value-type="string">
            <text:p>anat:OS-R-pied .</text:p>
          </table:table-cell>
          <table:table-cell table:number-columns-repeated="5"/>
          <table:table-cell office:value-type="string" calcext:value-type="string">
            <text:p>anat:part-comprend</text:p>
          </table:table-cell>
          <table:table-cell office:value-type="string" calcext:value-type="string">
            <text:p>anat:OS-L-pied 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2:59:22.193839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gore </meta:initial-creator>
    <meta:creation-date>2013-12-02T11:35:58</meta:creation-date>
    <dc:date>2018-07-23T14:24:59.343293199</dc:date>
    <meta:editing-duration>P2DT11H7M5S</meta:editing-duration>
    <meta:editing-cycles>246</meta:editing-cycles>
    <meta:generator>LibreOffice/5.1.6.2$Linux_X86_64 LibreOffice_project/10m0$Build-2</meta:generator>
    <meta:document-statistic meta:table-count="12" meta:cell-count="13777" meta:object-count="0"/>
  </office:meta>
</office:document-meta>
</file>